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2.044349432" calcext:value-type="float">
            <text:p>2,044349432</text:p>
          </table:table-cell>
          <table:table-cell office:value-type="float" office:value="0.3635870814" calcext:value-type="float">
            <text:p>0,3635870814</text:p>
          </table:table-cell>
          <table:table-cell office:value-type="float" office:value="0.01315848809" calcext:value-type="float">
            <text:p>0,0131584881</text:p>
          </table:table-cell>
          <table:table-cell office:value-type="float" office:value="0.001202374697" calcext:value-type="float">
            <text:p>0,00120237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602" calcext:value-type="float">
            <text:p>71602</text:p>
          </table:table-cell>
          <table:table-cell office:value-type="float" office:value="1.861385226" calcext:value-type="float">
            <text:p>1,861385226</text:p>
          </table:table-cell>
          <table:table-cell office:value-type="float" office:value="0.3933987916" calcext:value-type="float">
            <text:p>0,3933987916</text:p>
          </table:table-cell>
          <table:table-cell office:value-type="float" office:value="0.00308701396" calcext:value-type="float">
            <text:p>0,003087014</text:p>
          </table:table-cell>
          <table:table-cell office:value-type="float" office:value="0.0001283285237" calcext:value-type="float">
            <text:p>0,000128328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2801" calcext:value-type="float">
            <text:p>72801</text:p>
          </table:table-cell>
          <table:table-cell office:value-type="float" office:value="1.238795757" calcext:value-type="float">
            <text:p>1,238795757</text:p>
          </table:table-cell>
          <table:table-cell office:value-type="float" office:value="0.5482773781" calcext:value-type="float">
            <text:p>0,5482773781</text:p>
          </table:table-cell>
          <table:table-cell office:value-type="float" office:value="0.001346083707" calcext:value-type="float">
            <text:p>0,0013460837</text:p>
          </table:table-cell>
          <table:table-cell table:style-name="ce1" office:value-type="float" office:value="0.00004907597031" calcext:value-type="float">
            <text:p>4,91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385" calcext:value-type="float">
            <text:p>73385</text:p>
          </table:table-cell>
          <table:table-cell office:value-type="float" office:value="1.26205039" calcext:value-type="float">
            <text:p>1,26205039</text:p>
          </table:table-cell>
          <table:table-cell office:value-type="float" office:value="0.5268964767" calcext:value-type="float">
            <text:p>0,5268964767</text:p>
          </table:table-cell>
          <table:table-cell office:value-type="float" office:value="0.001064066542" calcext:value-type="float">
            <text:p>0,0010640665</text:p>
          </table:table-cell>
          <table:table-cell table:style-name="ce1" office:value-type="float" office:value="0.00002781873263" calcext:value-type="float">
            <text:p>2,78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3850" calcext:value-type="float">
            <text:p>73850</text:p>
          </table:table-cell>
          <table:table-cell office:value-type="float" office:value="1.287371397" calcext:value-type="float">
            <text:p>1,287371397</text:p>
          </table:table-cell>
          <table:table-cell office:value-type="float" office:value="0.5675939322" calcext:value-type="float">
            <text:p>0,5675939322</text:p>
          </table:table-cell>
          <table:table-cell office:value-type="float" office:value="0.0008776476025" calcext:value-type="float">
            <text:p>0,0008776476</text:p>
          </table:table-cell>
          <table:table-cell table:style-name="ce1" office:value-type="float" office:value="0.00001382122264" calcext:value-type="float">
            <text:p>1,38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241" calcext:value-type="float">
            <text:p>74241</text:p>
          </table:table-cell>
          <table:table-cell office:value-type="float" office:value="1.152973056" calcext:value-type="float">
            <text:p>1,152973056</text:p>
          </table:table-cell>
          <table:table-cell office:value-type="float" office:value="0.563387394" calcext:value-type="float">
            <text:p>0,563387394</text:p>
          </table:table-cell>
          <table:table-cell office:value-type="float" office:value="0.001086052507" calcext:value-type="float">
            <text:p>0,0010860525</text:p>
          </table:table-cell>
          <table:table-cell table:style-name="ce1" office:value-type="float" office:value="0.00002062124986" calcext:value-type="float">
            <text:p>2,0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4746" calcext:value-type="float">
            <text:p>74746</text:p>
          </table:table-cell>
          <table:table-cell office:value-type="float" office:value="1.501056552" calcext:value-type="float">
            <text:p>1,501056552</text:p>
          </table:table-cell>
          <table:table-cell office:value-type="float" office:value="0.3999838829" calcext:value-type="float">
            <text:p>0,3999838829</text:p>
          </table:table-cell>
          <table:table-cell office:value-type="float" office:value="0.0009967163205" calcext:value-type="float">
            <text:p>0,0009967163</text:p>
          </table:table-cell>
          <table:table-cell table:style-name="ce1" office:value-type="float" office:value="0.00008874871128" calcext:value-type="float">
            <text:p>8,87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167" calcext:value-type="float">
            <text:p>75167</text:p>
          </table:table-cell>
          <table:table-cell office:value-type="float" office:value="1.297663689" calcext:value-type="float">
            <text:p>1,297663689</text:p>
          </table:table-cell>
          <table:table-cell office:value-type="float" office:value="0.5156053305" calcext:value-type="float">
            <text:p>0,5156053305</text:p>
          </table:table-cell>
          <table:table-cell office:value-type="float" office:value="0.001411949983" calcext:value-type="float">
            <text:p>0,00141195</text:p>
          </table:table-cell>
          <table:table-cell office:value-type="float" office:value="0.0001425526425" calcext:value-type="float">
            <text:p>0,000142552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5737" calcext:value-type="float">
            <text:p>75737</text:p>
          </table:table-cell>
          <table:table-cell office:value-type="float" office:value="1.556181312" calcext:value-type="float">
            <text:p>1,556181312</text:p>
          </table:table-cell>
          <table:table-cell office:value-type="float" office:value="0.4202539623" calcext:value-type="float">
            <text:p>0,4202539623</text:p>
          </table:table-cell>
          <table:table-cell office:value-type="float" office:value="0.00198043813" calcext:value-type="float">
            <text:p>0,0019804381</text:p>
          </table:table-cell>
          <table:table-cell office:value-type="float" office:value="0.000262711168" calcext:value-type="float">
            <text:p>0,000262711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6503" calcext:value-type="float">
            <text:p>76503</text:p>
          </table:table-cell>
          <table:table-cell office:value-type="float" office:value="1.725043774" calcext:value-type="float">
            <text:p>1,725043774</text:p>
          </table:table-cell>
          <table:table-cell office:value-type="float" office:value="0.4563047588" calcext:value-type="float">
            <text:p>0,4563047588</text:p>
          </table:table-cell>
          <table:table-cell office:value-type="float" office:value="0.002280288842" calcext:value-type="float">
            <text:p>0,0022802888</text:p>
          </table:table-cell>
          <table:table-cell office:value-type="float" office:value="0.0002400304074" calcext:value-type="float">
            <text:p>0,0002400304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4926870585" calcext:value-type="float">
            <text:p>1,4926870585</text:p>
          </table:table-cell>
          <table:table-cell table:formula="of:=AVERAGE([.D2:.D11])" office:value-type="float" office:value="0.47552889885" calcext:value-type="float">
            <text:p>0,4755288989</text:p>
          </table:table-cell>
          <table:table-cell table:formula="of:=AVERAGE([.E2:.E11])" office:value-type="float" office:value="0.0027288745684" calcext:value-type="float">
            <text:p>0,0027288746</text:p>
          </table:table-cell>
          <table:table-cell table:formula="of:=AVERAGE([.F2:.F11])" office:value-type="float" office:value="0.000217608332532" calcext:value-type="float">
            <text:p>0,0002176083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8:48:15.327232553</dc:date>
    <meta:document-statistic meta:table-count="1" meta:cell-count="70" meta:object-count="0"/>
    <meta:generator>LibreOffice/4.1.5.3$Linux_X86_64 LibreOffice_project/410m0$Build-3</meta:generator>
  </office:meta>
</office:document-meta>
</file>